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11.2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13.541cm"/>
    </style:style>
    <style:style style:name="co7" style:family="table-column">
      <style:table-column-properties fo:break-before="auto" style:column-width="10.8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"/>
        <table:table-column table:style-name="co3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office:value-type="string">
            <text:p>IVA=</text:p>
          </table:table-cell>
          <table:table-cell office:value-type="float" office:value="0.21">
            <text:p>0,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>
            <text:p>Cable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Distribuidor</text:p>
          </table:table-cell>
          <table:table-cell table:style-name="Default" office:value-type="string">
            <text:p>Descripcion</text:p>
          </table:table-cell>
          <table:table-cell office:value-type="string">
            <text:p>Seccion</text:p>
          </table:table-cell>
          <table:table-cell office:value-type="string">
            <text:p>Metros/unidad</text:p>
          </table:table-cell>
          <table:table-cell office:value-type="string">
            <text:p>Precio</text:p>
          </table:table-cell>
          <table:table-cell office:value-type="string">
            <text:p>con Iva</text:p>
          </table:table-cell>
          <table:table-cell table:style-name="Default" office:value-type="string">
            <text:p>Enlace</text:p>
          </table:table-cell>
          <table:table-cell table:number-columns-repeated="2"/>
        </table:table-row>
        <table:table-row table:style-name="ro3">
          <table:table-cell office:value-type="string">
            <text:p>mercantilelectrico</text:p>
          </table:table-cell>
          <table:table-cell office:value-type="string">
            <text:p>1.5mm 27,15EUR Cable Flexible de PVC 450/750V H07V-K CPR - 200 Metros </text:p>
          </table:table-cell>
          <table:table-cell office:value-type="float" office:value="1.5">
            <text:p>1,5</text:p>
          </table:table-cell>
          <table:table-cell office:value-type="float" office:value="200">
            <text:p>200</text:p>
          </table:table-cell>
          <table:table-cell office:value-type="float" office:value="27.15">
            <text:p>27,15</text:p>
          </table:table-cell>
          <table:table-cell table:formula="of:=[.E5]+([.E5]*[.D1])" office:value-type="float" office:value="32.8515">
            <text:p>32,8515</text:p>
          </table:table-cell>
          <table:table-cell office:value-type="string">
            <text:p><text:a xlink:href="https://www.mercantilelectrico.com/Cable-Flexible-de-PVC-1.5mm-450750V-H07V-K-CPR-200-Metros-aH07VK1.5.html">https://www.mercantilelectrico.com/Cable-Flexible-de-PVC-1.5mm-450750V-H07V-K-CPR-200-Metros-aH07VK1.5.html</text:a> </text:p>
          </table:table-cell>
          <table:table-cell table:number-columns-repeated="2"/>
        </table:table-row>
        <table:table-row table:style-name="ro3">
          <table:table-cell office:value-type="string">
            <text:p>mercantilelectrico</text:p>
          </table:table-cell>
          <table:table-cell office:value-type="string">
            <text:p>2.5mm 44,54EUR Cable Flexible de PVC 450/750V H07V-K CPR - 200 Metros </text:p>
          </table:table-cell>
          <table:table-cell office:value-type="float" office:value="2.5">
            <text:p>2,5</text:p>
          </table:table-cell>
          <table:table-cell office:value-type="float" office:value="200">
            <text:p>200</text:p>
          </table:table-cell>
          <table:table-cell office:value-type="float" office:value="44.54">
            <text:p>44,54</text:p>
          </table:table-cell>
          <table:table-cell table:formula="of:=[.E6]+([.E6]*[.$D$1])" office:value-type="float" office:value="53.8934">
            <text:p>53,8934</text:p>
          </table:table-cell>
          <table:table-cell office:value-type="string">
            <text:p><text:a xlink:href="https://www.mercantilelectrico.com/Cable-Flexible-de-PVC-2.5mm-450750V-H07V-K-CPR-200-Metros-aH07VK2.5.html">https://www.mercantilelectrico.com/Cable-Flexible-de-PVC-2.5mm-450750V-H07V-K-CPR-200-Metros-aH07VK2.5.html</text:a> </text:p>
          </table:table-cell>
          <table:table-cell table:number-columns-repeated="2"/>
        </table:table-row>
        <table:table-row table:style-name="ro3">
          <table:table-cell office:value-type="string">
            <text:p>mercantilelectrico</text:p>
          </table:table-cell>
          <table:table-cell office:value-type="string">
            <text:p>4mm 35,58EUR Cable Flexible de PVC 450/750V H07V-K CPR - 100 Metros 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5.58">
            <text:p>35,58</text:p>
          </table:table-cell>
          <table:table-cell table:formula="of:=[.E7]+([.E7]*[.$D$1])" office:value-type="float" office:value="43.0518">
            <text:p>43,0518</text:p>
          </table:table-cell>
          <table:table-cell office:value-type="string">
            <text:p><text:a xlink:href="https://www.mercantilelectrico.com/Cable-Flexible-de-PVC-4mm-450750V-H07V-K-CPR-100-Metros-aH07VK4.html">https://www.mercantilelectrico.com/Cable-Flexible-de-PVC-4mm-450750V-H07V-K-CPR-100-Metros-aH07VK4.html</text:a> </text:p>
          </table:table-cell>
          <table:table-cell table:number-columns-repeated="2"/>
        </table:table-row>
        <table:table-row table:style-name="ro3">
          <table:table-cell office:value-type="string">
            <text:p>mercantilelectrico</text:p>
          </table:table-cell>
          <table:table-cell office:value-type="string">
            <text:p>6mm 50,88EUR Cable Flexible de PVC 450/750V H07V-K CPR - 100 Metros 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2" office:value-type="float" office:value="50.88">
            <text:p>50,88</text:p>
          </table:table-cell>
          <table:table-cell table:formula="of:=[.E8]+([.E8]*[.$D$1])" office:value-type="float" office:value="61.5648">
            <text:p>61,5648</text:p>
          </table:table-cell>
          <table:table-cell office:value-type="string">
            <text:p><text:a xlink:href="https://www.mercantilelectrico.com/Cable-Flexible-de-PVC-6mm-450750V-H07V-K-CPR-100-Metros-aH07VK6.html">https://www.mercantilelectrico.com/Cable-Flexible-de-PVC-6mm-450750V-H07V-K-CPR-100-Metros-aH07VK6.html</text:a> </text:p>
          </table:table-cell>
          <table:table-cell table:number-columns-repeated="2"/>
        </table:table-row>
        <table:table-row table:style-name="ro3">
          <table:table-cell office:value-type="string">
            <text:p>mercantilelectrico</text:p>
          </table:table-cell>
          <table:table-cell office:value-type="string">
            <text:p>10mm 94,62EUR Cable Flexible de PVC 450/750V H07V-K CPR - 100 Metros 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4.62">
            <text:p>94,62</text:p>
          </table:table-cell>
          <table:table-cell table:formula="of:=[.E9]+([.E9]*[.$D$1])" office:value-type="float" office:value="114.4902">
            <text:p>114,4902</text:p>
          </table:table-cell>
          <table:table-cell office:value-type="string">
            <text:p><text:a xlink:href="https://www.mercantilelectrico.com/Cable-Flexible-de-PVC-10mm-450750V-H07V-K-CPR-100-Metros-aH07VK10.html">https://www.mercantilelectrico.com/Cable-Flexible-de-PVC-10mm-450750V-H07V-K-CPR-100-Metros-aH07VK10.html</text:a> </text:p>
          </table:table-cell>
          <table:table-cell table:number-columns-repeated="2"/>
        </table:table-row>
        <table:table-row table:style-name="ro3">
          <table:table-cell office:value-type="string">
            <text:p>mercantilelectrico</text:p>
          </table:table-cell>
          <table:table-cell office:value-type="string">
            <text:p>16mm 137,59EUR Cable Flexible de PVC 450/750V H07V-K CPR - 100 Metros 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style-name="ce2" office:value-type="float" office:value="137.59">
            <text:p>137,59</text:p>
          </table:table-cell>
          <table:table-cell table:formula="of:=[.E10]+([.E10]*[.$D$1])" office:value-type="float" office:value="166.4839">
            <text:p>166,4839</text:p>
          </table:table-cell>
          <table:table-cell office:value-type="string">
            <text:p><text:a xlink:href="https://www.mercantilelectrico.com/Cable-Flexible-de-PVC-16mm-450750V-H07V-K-CPR-100-Metros-aH07VK16.html">https://www.mercantilelectrico.com/Cable-Flexible-de-PVC-16mm-450750V-H07V-K-CPR-100-Metros-aH07VK16.html</text:a> 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>
            <text:p>Termicos</text:p>
          </table:table-cell>
          <table:table-cell table:number-columns-repeated="4"/>
          <table:table-cell table:style-name="Default"/>
          <table:table-cell/>
          <table:table-cell office:value-type="string">
            <text:p>Foro:</text:p>
          </table:table-cell>
        </table:table-row>
        <table:table-row table:style-name="ro3">
          <table:table-cell/>
          <table:table-cell table:style-name="Default" office:value-type="string">
            <text:p>Descipcion</text:p>
          </table:table-cell>
          <table:table-cell office:value-type="string">
            <text:p>Polos</text:p>
          </table:table-cell>
          <table:table-cell office:value-type="string">
            <text:p>Amperios</text:p>
          </table:table-cell>
          <table:table-cell office:value-type="string">
            <text:p>Precio</text:p>
          </table:table-cell>
          <table:table-cell office:value-type="string">
            <text:p>con Iva</text:p>
          </table:table-cell>
          <table:table-cell table:style-name="Default" office:value-type="string">
            <text:p>Enlace</text:p>
          </table:table-cell>
          <table:table-cell/>
          <table:table-cell table:style-name="ce2" office:value-type="string">
            <text:p><text:a xlink:href="https://www.cadenzaelectric.com/magnetotermico-como-funciona.html#:~:text=El%20poder%20de%20corte%20de,físicas%20de%20la%20instalación%20eléctrica.">https://www.cadenzaelectric.com/magnetotermico-como-funciona.html#:~:text=El%20poder%20de%20corte%20de,f%C3%ADsicas%20de%20la%20instalaci%C3%B3n%20el%C3%A9ctrica.</text:a> </text:p>
          </table:table-cell>
        </table:table-row>
        <table:table-row table:style-name="ro3">
          <table:table-cell office:value-type="string">
            <text:p>mercantilelectrico</text:p>
          </table:table-cell>
          <table:table-cell office:value-type="string">
            <text:p>4P 40A 31,12EUR Interruptor Magnetotermico 4P 40A EP60 Sector Residencial-Terciario GENERAL ELECTRIC 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1.12">
            <text:p>31,12</text:p>
          </table:table-cell>
          <table:table-cell table:formula="of:=[.E18]+([.E18]*[.$D$1])" office:value-type="float" office:value="37.6552">
            <text:p>37,6552</text:p>
          </table:table-cell>
          <table:table-cell office:value-type="string">
            <text:p><text:a xlink:href="https://www.mercantilelectrico.com/Interruptor-Magnetotermico-4P-40A-EP60-Sector-Residencial-Terciario-GENERAL-ELECTRIC-a674033.html">https://www.mercantilelectrico.com/Interruptor-Magnetotermico-4P-40A-EP60-Sector-Residencial-Terciario-GENERAL-ELECTRIC-a674033.html</text:a> </text:p>
          </table:table-cell>
          <table:table-cell table:number-columns-repeated="2"/>
        </table:table-row>
        <table:table-row table:style-name="ro3">
          <table:table-cell office:value-type="string">
            <text:p>Ilumitec</text:p>
          </table:table-cell>
          <table:table-cell office:value-type="string">
            <text:p>Automático Magnetotérmico iC60N 40A 4P SCHNEIDER 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2" office:value-type="float" office:value="35.77">
            <text:p>35,77</text:p>
          </table:table-cell>
          <table:table-cell table:formula="of:=[.E19]+([.E19]*[.$D$1])" office:value-type="float" office:value="43.2817">
            <text:p>43,2817</text:p>
          </table:table-cell>
          <table:table-cell office:value-type="string">
            <text:p><text:a xlink:href="https://www.ilumitec.es/automatico-4p-ic60n-schneider?gclid=CjwKCAjwyo36BRAXEiwA24CwGQipBWKofWYfXuJjXIFt9jEUHZhFGQ2fQtxb08CArkw4sRfNcEPGcRoCD_AQAvD_BwE">https://www.ilumitec.es/automatico-4p-ic60n-schneider?gclid=CjwKCAjwyo36BRAXEiwA24CwGQipBWKofWYfXuJjXIFt9jEUHZhFGQ2fQtxb08CArkw4sRfNcEPGcRoCD_AQAvD_BwE</text:a> </text:p>
          </table:table-cell>
          <table:table-cell table:number-columns-repeated="2"/>
        </table:table-row>
        <table:table-row table:style-name="ro3">
          <table:table-cell office:value-type="string">
            <text:p>mercantilelectrico</text:p>
          </table:table-cell>
          <table:table-cell office:value-type="string">
            <text:p>4P 50A 68,75EUR Interruptor Magnetotermico EP60 Sector Residencial-Terciario GENERAL ELECTRIC 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65.75">
            <text:p>65,75</text:p>
          </table:table-cell>
          <table:table-cell table:formula="of:=[.E20]+([.E20]*[.$D$1])" office:value-type="float" office:value="79.5575">
            <text:p>79,5575</text:p>
          </table:table-cell>
          <table:table-cell office:value-type="string">
            <text:p><text:a xlink:href="https://www.mercantilelectrico.com/Interruptor-Magnetotermico-4P-50A-EP60-Sector-Residencial-Terciario-GENERAL-ELECTRIC-a674034.html">https://www.mercantilelectrico.com/Interruptor-Magnetotermico-4P-50A-EP60-Sector-Residencial-Terciario-GENERAL-ELECTRIC-a674034.html</text:a></text:p>
          </table:table-cell>
          <table:table-cell table:number-columns-repeated="2"/>
        </table:table-row>
        <table:table-row table:style-name="ro3">
          <table:table-cell office:value-type="string">
            <text:p>Ilumitec</text:p>
          </table:table-cell>
          <table:table-cell office:value-type="string">
            <text:p>Automático Magnetotérmico iC60N 50A 4P SCHNEIDER 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9.5">
            <text:p>49,5</text:p>
          </table:table-cell>
          <table:table-cell table:formula="of:=[.E21]+([.E21]*[.$D$1])" office:value-type="float" office:value="59.895">
            <text:p>59,895</text:p>
          </table:table-cell>
          <table:table-cell office:value-type="string">
            <text:p><text:a xlink:href="https://www.ilumitec.es/automatico-4p-ic60n-schneider?gclid=CjwKCAjwyo36BRAXEiwA24CwGQipBWKofWYfXuJjXIFt9jEUHZhFGQ2fQtxb08CArkw4sRfNcEPGcRoCD_AQAvD_BwE">https://www.ilumitec.es/automatico-4p-ic60n-schneider?gclid=CjwKCAjwyo36BRAXEiwA24CwGQipBWKofWYfXuJjXIFt9jEUHZhFGQ2fQtxb08CArkw4sRfNcEPGcRoCD_AQAvD_BwE</text:a> </text:p>
          </table:table-cell>
          <table:table-cell table:number-columns-repeated="2"/>
        </table:table-row>
        <table:table-row table:style-name="ro3">
          <table:table-cell office:value-type="string">
            <text:p>mercantilelectrico</text:p>
          </table:table-cell>
          <table:table-cell office:value-type="string">
            <text:p>4P 63A 72,62EUR Interruptor Magnetotermico EP60 Sector Residencial-Terciario GENERAL ELECTRIC 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72.62">
            <text:p>72,62</text:p>
          </table:table-cell>
          <table:table-cell table:formula="of:=[.E22]+([.E22]*[.$D$1])" office:value-type="float" office:value="87.8702">
            <text:p>87,8702</text:p>
          </table:table-cell>
          <table:table-cell office:value-type="string">
            <text:p><text:a xlink:href="https://www.mercantilelectrico.com/Interruptor-Magnetotermico-4P-63A-EP60-Sector-Residencial-Terciario-GENERAL-ELECTRIC-a674035.html">https://www.mercantilelectrico.com/Interruptor-Magnetotermico-4P-63A-EP60-Sector-Residencial-Terciario-GENERAL-ELECTRIC-a674035.html</text:a></text:p>
          </table:table-cell>
          <table:table-cell table:number-columns-repeated="2"/>
        </table:table-row>
        <table:table-row table:style-name="ro4">
          <table:table-cell office:value-type="string">
            <text:p>mercantilelectrico</text:p>
          </table:table-cell>
          <table:table-cell table:style-name="ce3" office:value-type="string">
            <text:p><text:a xlink:href="https://www.mercantilelectrico.com/Interruptor-Magnetotermico-4P-63A-iC60N-Sector-Terciario-SCHNEIDER-ELECTRIC-A9F79463.html">Interruptor Magnetotermico 4P 63A iC60N Sector Terciario SCHNEIDER ELECTRIC</text:a>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table:style-name="ce2" office:value-type="float" office:value="113.8">
            <text:p>113,8</text:p>
          </table:table-cell>
          <table:table-cell table:formula="of:=[.E23]+([.E23]*[.$D$1])" office:value-type="float" office:value="137.698">
            <text:p>137,698</text:p>
          </table:table-cell>
          <table:table-cell table:style-name="ce3" office:value-type="string">
            <text:p><text:a xlink:href="https://www.mercantilelectrico.com/Interruptor-Magnetotermico-4P-63A-iC60N-Sector-Terciario-SCHNEIDER-ELECTRIC-A9F79463.html">Interruptor Magnetotermico 4P 63A iC60N Sector Terciario SCHNEIDER ELECTRIC</text:a></text:p>
          </table:table-cell>
          <table:table-cell table:number-columns-repeated="2"/>
        </table:table-row>
        <table:table-row table:style-name="ro4">
          <table:table-cell office:value-type="string">
            <text:p>mercantilelectrico</text:p>
          </table:table-cell>
          <table:table-cell table:style-name="ce3" office:value-type="string">
            <text:p><text:a xlink:href="https://www.mercantilelectrico.com/Interruptor-Magnetotermico-4P-63A-NB1-Sector-Industrial-CHINT-aNB1~4~63C.html">Interruptor Magnetotermico 4P 63A NB1 Sector Industrial CHINT</text:a>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table:style-name="ce2" office:value-type="float" office:value="87.8">
            <text:p>87,8</text:p>
          </table:table-cell>
          <table:table-cell table:formula="of:=[.E24]+([.E24]*[.$D$1])" office:value-type="float" office:value="106.238">
            <text:p>106,238</text:p>
          </table:table-cell>
          <table:table-cell table:style-name="ce3" office:value-type="string">
            <text:p>Interruptor Magnetotermico 4P 63A NB1 Sector Industrial CHINT</text:p>
          </table:table-cell>
          <table:table-cell table:number-columns-repeated="2"/>
        </table:table-row>
        <table:table-row table:style-name="ro3">
          <table:table-cell office:value-type="string">
            <text:p>Ilumitec</text:p>
          </table:table-cell>
          <table:table-cell office:value-type="string">
            <text:p>Automático Magnetotérmico iC60N 63A 4P SCHNEIDER 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54.96">
            <text:p>54,96</text:p>
          </table:table-cell>
          <table:table-cell table:formula="of:=[.E25]+([.E25]*[.$D$1])" office:value-type="float" office:value="66.5016">
            <text:p>66,5016</text:p>
          </table:table-cell>
          <table:table-cell office:value-type="string">
            <text:p><text:a xlink:href="https://www.ilumitec.es/automatico-4p-ic60n-schneider?gclid=CjwKCAjwyo36BRAXEiwA24CwGQipBWKofWYfXuJjXIFt9jEUHZhFGQ2fQtxb08CArkw4sRfNcEPGcRoCD_AQAvD_BwE">https://www.ilumitec.es/automatico-4p-ic60n-schneider?gclid=CjwKCAjwyo36BRAXEiwA24CwGQipBWKofWYfXuJjXIFt9jEUHZhFGQ2fQtxb08CArkw4sRfNcEPGcRoCD_AQAvD_BwE</text:a> 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25/08/2020</text:date>, <text:time>14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3:46:24.28</meta:creation-date>
    <dc:date>2020-08-25T14:40:41.91</dc:date>
    <meta:editing-duration>PT54M18S</meta:editing-duration>
    <meta:editing-cycles>2</meta:editing-cycles>
    <meta:generator>OpenOffice/4.0.1$Win32 OpenOffice.org_project/401m5$Build-9714</meta:generator>
    <meta:document-statistic meta:table-count="3" meta:cell-count="117" meta:object-count="0"/>
  </office:meta>
</office:document-meta>
</file>